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188in" table:align="left"/>
    </style:style>
    <style:style style:name="Table1.A" style:family="table-column">
      <style:table-column-properties style:column-width="1.7097in"/>
    </style:style>
    <style:style style:name="Table1.B" style:family="table-column">
      <style:table-column-properties style:column-width="5.6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 style:master-page-name="HTML">
      <style:paragraph-properties fo:margin-left="0in" fo:margin-right="0in" fo:text-indent="0in" style:auto-text-indent="false" style:page-number="auto"/>
    </style:style>
    <style:style style:name="P2" style:family="paragraph" style:parent-style-name="Heading_20_4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Heading_20_3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security-assurance-framework-for-foss-based-csmp"/><text:span text:style-name="Strong_20_Emphasis">Security Assurance Framework for FOSS-Based CSMP</text:span></text:h>
      <text:h text:style-name="P2" text:outline-level="4"><text:bookmark text:name="1-addressing-common-foss-security-concerns"/><text:span text:style-name="Strong_20_Emphasis">1. Addressing Common FOSS Security Concer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Security Concern</text:p>
            </table:table-cell>
            <table:table-cell table:style-name="Table1.A1" office:value-type="string">
              <text:p text:style-name="P3">Our Mitigation Strategy &amp; FOSS Advantage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Strong_20_Emphasis">1. Vulnerability Management</text:span><text:line-break/>- Publicly known vulnerabilities in components.</text:p>
          </table:table-cell>
          <table:table-cell table:style-name="Table1.A1" office:value-type="string">
            <text:p text:style-name="P4"><text:span text:style-name="Strong_20_Emphasis">Proactive, Automated Scanning &amp; Patching:</text:span><text:line-break/>• <text:span text:style-name="Strong_20_Emphasis">Software Composition Analysis (SCA):</text:span> Integrate tools like <text:span text:style-name="Strong_20_Emphasis">OWASP Dependency-Track</text:span> or <text:span text:style-name="Strong_20_Emphasis">GitHub's Dependabot</text:span> into the CI/CD pipeline. These automatically scan all dependencies (e.g., Python packages, Node.js modules) against the NVD (National Vulnerability Database) and flag or block builds with critical vulnerabilities.<text:line-break/>• <text:span text:style-name="Strong_20_Emphasis">Vulnerability Disclosure Program (VDP):</text:span> Establish a clear channel for security researchers to report vulnerabilities directly to our team and MPAAI.<text:line-break/>• <text:span text:style-name="Strong_20_Emphasis">FOSS Advantage:</text:span> The entire community works to find and patch vulnerabilities, often faster than in proprietary software where users are dependent on a single vendor's timeline.</text:p>
          </table:table-cell>
        </table:table-row>
        <table:table-row>
          <table:table-cell table:style-name="Table1.A1" office:value-type="string">
            <text:p text:style-name="P4"><text:span text:style-name="Strong_20_Emphasis">2. Lack of "Vendor Guarantee"</text:span><text:line-break/>- No single entity to blame or sue for security failures.</text:p>
          </table:table-cell>
          <table:table-cell table:style-name="Table1.A1" office:value-type="string">
            <text:p text:style-name="P4"><text:span text:style-name="Strong_20_Emphasis">Defense-in-Depth &amp; Commercial Support for Critical Components:</text:span><text:line-break/>• <text:span text:style-name="Strong_20_Emphasis">Layered Security:</text:span> Implement security at every layer: Network (Firewalls, WAF), Application (Input validation, RBAC), Data (Encryption), and Access (MFA).<text:line-break/>• <text:span text:style-name="Strong_20_Emphasis">Commercial Backing:</text:span> For absolutely critical infrastructure components, we can deploy distributions with commercial support (e.g., <text:span text:style-name="Strong_20_Emphasis">Red Hat Enterprise Linux (RHEL)</text:span> for the OS, or enterprise support for <text:span text:style-name="Strong_20_Emphasis">PostgreSQL</text:span> from providers like Percona or EDB). This provides a service-level agreement (SLA) and guarantee.<text:line-break/>• <text:span text:style-name="Strong_20_Emphasis">FOSS Advantage:</text:span> The code is auditable. MPAAI or a third-party auditor can verify the security controls themselves, eliminating "black box" risks.</text:p>
          </table:table-cell>
        </table:table-row>
        <table:table-row>
          <table:table-cell table:style-name="Table1.A1" office:value-type="string">
            <text:p text:style-name="P4"><text:span text:style-name="Strong_20_Emphasis">3. Supply Chain Attacks</text:span><text:line-break/>- Malicious code introduced into a popular FOSS library.</text:p>
          </table:table-cell>
          <table:table-cell table:style-name="Table1.A1" office:value-type="string">
            <text:p text:style-name="P4"><text:span text:style-name="Strong_20_Emphasis">Software Bill of Materials (SBOM) &amp; Secure Provenance:</text:span><text:line-break/>• <text:span text:style-name="Strong_20_Emphasis">SBOM Generation:</text:span> We will generate a detailed SBOM for the entire platform using the <text:span text:style-name="Strong_20_Emphasis">SPDX</text:span> or <text:span text:style-name="Strong_20_Emphasis">CycloneDX</text:span> standard. This provides a complete inventory of every component and its version, enabling rapid impact analysis if a new vulnerability is discovered.<text:line-break/>• <text:span text:style-name="Strong_20_Emphasis">Immutable Builds &amp; Signing:</text:span> All container images (Docker) will be built from trusted base images, scanned for vulnerabilities, and cryptographically signed before being pushed to a private registry. Kubernetes will be configured to only run signed images.<text:line-break/>• <text:span text:style-name="Strong_20_Emphasis">FOSS Advantage:</text:span> The transparency of the supply chain makes it easier to track and verify components compared to opaque proprietary software.</text:p>
          </table:table-cell>
        </table:table-row>
        <table:table-row>
          <table:table-cell table:style-name="Table1.A1" office:value-type="string">
            <text:p text:style-name="P4"><text:span text:style-name="Strong_20_Emphasis">4. Configuration Security</text:span><text:line-break/>- FOSS tools are powerful but can be misconfigured.</text:p>
          </table:table-cell>
          <table:table-cell table:style-name="Table1.A1" office:value-type="string">
            <text:p text:style-name="P4"><text:span text:style-name="Strong_20_Emphasis">Infrastructure as Code (IaC) &amp; Security Baselines:</text:span><text:line-break/>• <text:span text:style-name="Strong_20_Emphasis">Automated Hardening:</text:span> We will use <text:span text:style-name="Strong_20_Emphasis">Ansible</text:span> playbooks or <text:span text:style-name="Strong_20_Emphasis">Terraform</text:span> modules that automatically apply security baselines (e.g., CIS Benchmarks) to all servers, databases, and Kubernetes clusters.<text:line-break/>• <text:span text:style-name="Strong_20_Emphasis">Secret Management:</text:span> All secrets (API keys, database passwords) will be stored in a dedicated secrets manager like <text:span text:style-name="Strong_20_Emphasis">HashiCorp Vault</text:span> or <text:span text:style-name="Strong_20_Emphasis">Bitnami's Sealed Secrets</text:span> for Kubernetes, never in plaintext configuration files.<text:line-break/>• <text:span text:style-name="Strong_20_Emphasis">FOSS Advantage:</text:span> The configurations are declarative, version-controlled, and repeatable, eliminating configuration drift and manual errors.</text:p>
          </table:table-cell>
        </table:table-row>
        <table:table-row>
          <table:table-cell table:style-name="Table1.A1" office:value-type="string">
            <text:p text:style-name="P4"><text:span text:style-name="Strong_20_Emphasis">5. Compliance &amp; Certification</text:span><text:line-break/>- Meeting government security standards.</text:p>
          </table:table-cell>
          <table:table-cell table:style-name="Table1.A1" office:value-type="string">
            <text:p text:style-name="P4"><text:span text:style-name="Strong_20_Emphasis">Built-In Compliance Controls:</text:span><text:line-break/>• Our architecture is designed to facilitate compliance with standards like <text:span text:style-name="Strong_20_Emphasis">NIST CSF</text:span> and local data protection laws.<text:line-break/>• <text:span text:style-name="Strong_20_Emphasis">Keycloak</text:span> provides robust authentication and audit logging, essential for compliance.<text:line-break/>• <text:span text:style-name="Strong_20_Emphasis">PostgreSQL</text:span> supports advanced auditing extensions (e.g., <text:span text:style-name="Source_20_Text">pgAudit</text:span>) to track all <text:soft-page-break/>data access.<text:line-break/>• <text:span text:style-name="Strong_20_Emphasis">FOSS Advantage:</text:span> The platform can be tailored precisely to meet specific compliance requirements without being limited by a vendor's feature set.</text:p>
          </table:table-cell>
        </table:table-row>
      </table:table>
      <text:h text:style-name="P2" text:outline-level="4"><text:bookmark text:name="2-security-architecture-andamp-technical-controls"/><text:span text:style-name="Strong_20_Emphasis">2. Security Architecture &amp; Technical Controls</text:span></text:h>
      <text:p text:style-name="Text_20_body">Our proposed architecture incorporates security as a foundational principle:</text:p>
      <text:p text:style-name="Text_20_body"><text:span text:style-name="Strong_20_Emphasis">1. Identity and Access Management (IAM):</text:span></text:p>
      <text:list text:style-name="L1">
        <text:list-item>
          <text:p text:style-name="P5"><text:span text:style-name="Strong_20_Emphasis">Keycloak:</text:span> Serves as the central identity provider.</text:p>
          <text:list>
            <text:list-item>
              <text:p text:style-name="P5"><text:span text:style-name="Strong_20_Emphasis">Multi-Factor Authentication (MFA):</text:span> Enforced for all internal (ministry) users. Optional for citizens. </text:p>
            </text:list-item>
            <text:list-item>
              <text:p text:style-name="P5"><text:span text:style-name="Strong_20_Emphasis">Single Sign-On (SSO):</text:span> For seamless and secure access across all platform components. </text:p>
            </text:list-item>
            <text:list-item>
              <text:p text:style-name="P5"><text:span text:style-name="Strong_20_Emphasis">Role-Based Access Control (RBAC):</text:span> Fine-grained permissions ensuring users (MPAAI super-admins, ministry agents, citizens) only access authorized data and functions. </text:p>
            </text:list-item>
            <text:list-item>
              <text:p text:style-name="P6"><text:span text:style-name="Strong_20_Emphasis">Brute-Force Protection:</text:span> Built-in account lockout mechanisms. </text:p>
            </text:list-item>
          </text:list>
        </text:list-item>
      </text:list>
      <text:p text:style-name="Text_20_body"><text:span text:style-name="Strong_20_Emphasis">2. Data Security:</text:span></text:p>
      <text:list text:style-name="L2">
        <text:list-item>
          <text:p text:style-name="P7"><text:span text:style-name="Strong_20_Emphasis">Encryption at Rest:</text:span> Full-disk encryption on servers and encrypted volumes for databases. Sensitive fields in the database (e.g., personal identifiers) can be further encrypted using <text:span text:style-name="Strong_20_Emphasis">PostgreSQL's </text:span><text:span text:style-name="Strong_20_Emphasis"><text:span text:style-name="Source_20_Text">pgcrypto</text:span></text:span> extension. </text:p>
        </text:list-item>
        <text:list-item>
          <text:p text:style-name="P7"><text:span text:style-name="Strong_20_Emphasis">Encryption in Transit:</text:span> Mandatory TLS 1.3 for all public and internal API endpoints. HTTPS for web and mobile apps. </text:p>
        </text:list-item>
        <text:list-item>
          <text:p text:style-name="P8"><text:span text:style-name="Strong_20_Emphasis">Database Security:</text:span> PostgreSQL will run in a private subnet, inaccessible from the public internet. Connection pooling and SSL-certificate-based authentication between the application and database. </text:p>
        </text:list-item>
      </text:list>
      <text:p text:style-name="Text_20_body"><text:span text:style-name="Strong_20_Emphasis">3. Network Security:</text:span></text:p>
      <text:list text:style-name="L3">
        <text:list-item>
          <text:p text:style-name="P9"><text:span text:style-name="Strong_20_Emphasis">Zero-Trust Network Principles:</text:span> Microservices within the Kubernetes cluster communicate over a service mesh (<text:span text:style-name="Strong_20_Emphasis">Linkerd</text:span> or <text:span text:style-name="Strong_20_Emphasis">Istio</text:span>) with mTLS (mutual TLS), ensuring encrypted and authenticated service-to-service communication. </text:p>
        </text:list-item>
        <text:list-item>
          <text:p text:style-name="P9"><text:span text:style-name="Strong_20_Emphasis">Web Application Firewall (WAF):</text:span> An open-source WAF like <text:span text:style-name="Strong_20_Emphasis">ModSecurity</text:span> (with the OWASP Core Rule Set) will be deployed in front of the public endpoints to filter out common web attacks (SQL Injection, XSS). </text:p>
        </text:list-item>
        <text:list-item>
          <text:p text:style-name="P10"><text:span text:style-name="Strong_20_Emphasis">Network Policies:</text:span> Kubernetes Network Policies will be used to enforce strict ingress/egress rules, segmenting the network and limiting the blast radius in case of a breach. </text:p>
        </text:list-item>
      </text:list>
      <text:p text:style-name="Text_20_body"><text:span text:style-name="Strong_20_Emphasis">4. Application Security:</text:span></text:p>
      <text:list text:style-name="L4">
        <text:list-item>
          <text:p text:style-name="P11"><text:span text:style-name="Strong_20_Emphasis">SAST &amp; DAST:</text:span> Static Application Security Testing (using <text:span text:style-name="Strong_20_Emphasis">Bandit</text:span> for Python, <text:span text:style-name="Strong_20_Emphasis">ESLint` for React) and Dynamic Application Security Testing (using **OWASP ZAP</text:span>) will be integrated into the CI/CD pipeline. </text:p>
        </text:list-item>
        <text:list-item>
          <text:p text:style-name="P11"><text:span text:style-name="Strong_20_Emphasis">Input Validation &amp; Sanitization:</text:span> The Django framework provides strong built-in protections against common vulnerabilities like SQL Injection and XSS. All user input will be rigorously validated. </text:p>
        </text:list-item>
        <text:list-item>
          <text:p text:style-name="P12"><text:span text:style-name="Strong_20_Emphasis">API Security:</text:span> The Django REST Framework will use token-based authentication (JWT via Keycloak), rate limiting, and thorough input schemas. </text:p>
        </text:list-item>
      </text:list>
      <text:p text:style-name="Text_20_body"><text:span text:style-name="Strong_20_Emphasis">5. Monitoring, Logging, and Auditing:</text:span></text:p>
      <text:list text:style-name="L5">
        <text:list-item>
          <text:p text:style-name="P13"><text:soft-page-break/><text:span text:style-name="Strong_20_Emphasis">Centralized Logging:</text:span> A stack based on the <text:span text:style-name="Strong_20_Emphasis">ELK Stack (Elasticsearch, Logstash, Kibana)</text:span> or <text:span text:style-name="Strong_20_Emphasis">Grafana Loki</text:span> will aggregate logs from all applications, containers, and infrastructure. </text:p>
        </text:list-item>
        <text:list-item>
          <text:p text:style-name="P13"><text:span text:style-name="Strong_20_Emphasis">Security Monitoring:</text:span> <text:span text:style-name="Strong_20_Emphasis">Prometheus</text:span> and <text:span text:style-name="Strong_20_Emphasis">Grafana</text:span> will monitor system metrics. We will configure alerts for suspicious activities (e.g., failed login attempts, unusual data export volumes). </text:p>
        </text:list-item>
        <text:list-item>
          <text:p text:style-name="P14"><text:span text:style-name="Strong_20_Emphasis">Audit Trails:</text:span> Every action taken by internal users (creating a case, updating status, accessing citizen data) will be logged with user ID, timestamp, and action, creating a non-repudiable audit trail. </text:p>
        </text:list-item>
      </text:list>
      <text:h text:style-name="P2" text:outline-level="4"><text:bookmark text:name="3-organizational-andamp-process-security"/><text:span text:style-name="Strong_20_Emphasis">3. Organizational &amp; Process Security</text:span></text:h>
      <text:list text:style-name="L6">
        <text:list-item>
          <text:p text:style-name="P15"><text:span text:style-name="Strong_20_Emphasis">Secure Development Lifecycle (SDL):</text:span> Security requirements and threat modeling will be integrated from the project's inception. </text:p>
        </text:list-item>
        <text:list-item>
          <text:p text:style-name="P15"><text:span text:style-name="Strong_20_Emphasis">Penetration Testing:</text:span> Prior to go-live, we will engage an independent, MPAAI-approved third party to conduct a comprehensive penetration test. </text:p>
        </text:list-item>
        <text:list-item>
          <text:p text:style-name="P15"><text:span text:style-name="Strong_20_Emphasis">Incident Response Plan:</text:span> We will develop and rehearse an incident response plan with MPAAI, defining roles, communication protocols, and recovery procedures. </text:p>
        </text:list-item>
        <text:list-item>
          <text:p text:style-name="P16"><text:span text:style-name="Strong_20_Emphasis">Knowledge Transfer &amp; Documentation:</text:span> We will provide MPAAI with complete security documentation, including the SBOM, hardening guides, and operational runbooks, empowering their team to manage security post-handover. </text:p>
        </text:list-item>
      </text:list>
      <text:h text:style-name="P17" text:outline-level="3"><text:bookmark text:name="conclusion"/><text:span text:style-name="Strong_20_Emphasis">Conclusion</text:span></text:h>
      <text:p text:style-name="Text_20_body">A well-architected FOSS platform is not only secure but can be <text:span text:style-name="Strong_20_Emphasis">more secure</text:span> than many proprietary alternatives due to its transparency, lack of hidden backdoors, and the collective scrutiny of a global community of developers and security experts. Our proposal is not about using "free software and hoping for the best"; it is about building a sovereign, secure, and sustainable digital public good for the people of Trinidad and Tobago, with security engineered into its very core.</text:p>
      <text:p text:style-name="Text_20_body">We are prepared to work with MPAAI's security team to refine these controls and undergo any required security assessme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ecurity Assurance Framework for FOSS-Based CSMP</dc:title>
    <meta:document-statistic meta:table-count="1" meta:image-count="0" meta:object-count="0" meta:page-count="3" meta:paragraph-count="46" meta:word-count="1125" meta:character-count="7939" meta:non-whitespace-character-count="6861"/>
    <meta:generator>LibreOffice/25.2.5.2$Windows_X86_64 LibreOffice_project/03d19516eb2e1dd5d4ccd751a0d6f35f35e08022</meta:generator>
    <meta:user-defined meta:name=""/>
    <meta:user-defined meta:name="viewport">width=device-width, initial-scale=1</meta:user-defined>
  </office:meta>
</office:document-meta>
</file>